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text-properties fo:font-size="10pt" fo:background-color="transparent" style:font-size-asian="10pt" style:font-size-complex="10pt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9446213" text:style-name="L1">
        <text:list-item>
          <text:p text:style-name="P1">Add a skull to the waters.</text:p>
          <text:list>
            <text:list-item>
              <text:p text:style-name="P1">With the aqua of red, where the skulls of those lie, place there one like, from a girl or a guy.</text:p>
            </text:list-item>
          </text:list>
        </text:list-item>
        <text:list-item>
          <text:p text:style-name="P1">Hatch only one spider egg.</text:p>
          <text:list>
            <text:list-item>
              <text:p text:style-name="P1">When the green pods they lay, the legs then go stray. Hatch only one you may, but be weary, for more you will pay.</text:p>
            </text:list-item>
          </text:list>
        </text:list-item>
        <text:list-item>
          <text:p text:style-name="P1">Get pricked 3 times by thorns, then once by the blue shrooms.</text:p>
          <text:list>
            <text:list-item>
              <text:p text:style-name="P1">A prick by the thorns is needed but thrice. Then again by blue fungi, but once will suffice.</text:p>
            </text:list-item>
          </text:list>
        </text:list-item>
        <text:list-item>
          <text:p text:style-name="P1">Don't touch the flowers, but pick a cat-tail</text:p>
          <text:list>
            <text:list-item>
              <text:p text:style-name="P1">The bright smells entice, feline's tail not as nice. Though the latter you must pluck, and former do not touch.</text:p>
            </text:list-item>
          </text:list>
        </text:list-item>
        <text:list-item>
          <text:p text:style-name="P1">Catch a fish</text:p>
          <text:list>
            <text:list-item>
              <text:p text:style-name="P1">For the fins you will need assist, with back and forth you must then twist. To bring close the sea, and grab one from thee.</text:p>
            </text:list-item>
          </text:list>
        </text:list-item>
        <text:list-item>
          <text:p text:style-name="P1">Find the right sea shell and yell into it.</text:p>
          <text:list>
            <text:list-item>
              <text:p text:style-name="P1">When you finally can't sea, the darkness will tell. Only one that can be, and it will do yell.</text:p>
            </text:list-item>
          </text:list>
        </text:list-item>
        <text:list-item>
          <text:p text:style-name="P1">Eat the green mushrooms</text:p>
          <text:list>
            <text:list-item>
              <text:p text:style-name="P1">The waterfall dispels that disease which doth swell. Yet fungi to devour, is the need you must dwell.</text:p>
            </text:list-item>
          </text:list>
        </text:list-item>
        <text:list-item>
          <text:p text:style-name="P1">Green is poison</text:p>
          <text:list>
            <text:list-item>
              <text:p text:style-name="P1">Red and sweet is good to eat. Black and sour will kill you in an hour. Blue and true opens visions for you. Green and plush Will end you in a rush.</text:p>
            </text:list-item>
          </text:list>
        </text:list-item>
        <text:list-item>
          <text:p text:style-name="P1">Water the potted plant with water melted from the ice.</text:p>
          <text:list>
            <text:list-item>
              <text:p text:style-name="P1">To liquid from rock. With it the planter restock. </text:p>
            </text:list-item>
          </text:list>
        </text:list-item>
        <text:list-item>
          <text:p text:style-name="P1">Plant a spike from the cactus.</text:p>
          <text:list>
            <text:list-item>
              <text:p text:style-name="P1">A thousand needles are built to defend. But one on its own will serve not but to tend.</text:p>
            </text:list-item>
          </text:list>
        </text:list-item>
        <text:list-item>
          <text:p text:style-name="P1">Throw a piece of the crystal in the fiery crater.</text:p>
          <text:list>
            <text:list-item>
              <text:p text:style-name="P1">With the crystal fragment near, to the fires of deep draw near. A drop in the sear, that which you may hold dear.</text:p>
            </text:list-item>
          </text:list>
        </text:list-item>
        <text:list-item>
          <text:p text:style-name="P1">Use the ice to melt obsidian spikes into the molten bits.</text:p>
          <text:list>
            <text:list-item>
              <text:p text:style-name="P1">With the waters of ice, to be dropped by the flames, you must harden but twice, like that that remains.</text:p>
            </text:list-item>
          </text:list>
        </text:list-item>
        <text:list-item>
          <text:p text:style-name="P1">Neutralize the poison in the cauldron so the souls can rest free.</text:p>
          <text:list>
            <text:list-item>
              <text:p text:style-name="P1">With the cauldron of souls, tortured by old. You must neutralize the brew, to let free them hold.</text:p>
            </text:list-item>
          </text:list>
        </text:list-item>
        <text:list-item>
          <text:p text:style-name="P1">burn to near death on the lava cracks.</text:p>
          <text:list>
            <text:list-item>
              <text:p text:style-name="P1">When the cracks all but burn, the gate keys will turn. Until near death each one learn, the exit you will not earn.</text:p>
            </text:list-item>
          </text:list>
        </text:list-item>
        <text:list-item>
          <text:p text:style-name="P1">use the good berries to bring back the dragons.</text:p>
          <text:list>
            <text:list-item>
              <text:p text:style-name="P1">The berries of life, will all but suffice. To bring back that of close gone, or that covered in bone.</text:p>
            </text:list-item>
          </text:list>
        </text:list-item>
        <text:list-item>
          <text:p text:style-name="P1">Don't move so the dragons don't see you.</text:p>
          <text:list>
            <text:list-item>
              <text:p text:style-name="P1">The dragon will speak, but it's movement they seek. To freeze in the place, will make you one safe.</text:p>
            </text:list-item>
          </text:list>
        </text:list-item>
        <text:list-item>
          <text:p text:style-name="P1">Throw different colored rocks into the cave.</text:p>
          <text:list>
            <text:list-item>
              <text:p text:style-name="P1">Of the cave lies the beast. Of which must not go. But the colors of earth, into there you must throw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5:12:37.62</meta:creation-date>
    <dc:date>2024-09-05T20:49:53.584000000</dc:date>
    <meta:editing-duration>PT5H4M54S</meta:editing-duration>
    <meta:editing-cycles>6</meta:editing-cycles>
    <meta:generator>LibreOffice/7.2.4.1$Windows_X86_64 LibreOffice_project/27d75539669ac387bb498e35313b970b7fe9c4f9</meta:generator>
    <meta:print-date>2024-09-05T20:49:47.668000000</meta:print-date>
    <meta:document-statistic meta:table-count="0" meta:image-count="0" meta:object-count="0" meta:page-count="1" meta:paragraph-count="34" meta:word-count="513" meta:character-count="2450" meta:non-whitespace-character-count="2004"/>
  </office:meta>
</office:document-meta>
</file>